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arial" svg:font-family="arial, sans-serif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</office:font-face-decls>
  <office:automatic-styles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9.001cm" style:rel-column-width="32767*"/>
    </style:style>
    <style:style style:name="Tabela1.B" style:family="table-column">
      <style:table-column-properties style:column-width="9.001cm" style:rel-column-width="32768*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6.001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6.001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9.001cm" style:rel-column-width="32767*"/>
    </style:style>
    <style:style style:name="Table3.B" style:family="table-column">
      <style:table-column-properties style:column-width="9.001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6.001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officeooo:paragraph-rsid="001fe91b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officeooo:rsid="000d2510" officeooo:paragraph-rsid="000d251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Thorndale AMT1" fo:font-size="10pt" fo:font-style="normal" fo:font-weight="normal" officeooo:rsid="0051716b" officeooo:paragraph-rsid="0051716b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text-position="0% 100%" style:font-name="Thorndale AMT1" fo:font-size="10pt" fo:font-style="normal" fo:font-weight="normal" officeooo:rsid="004a1ab6" officeooo:paragraph-rsid="0049346b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text-position="0% 100%" style:font-name="Thorndale AMT1" fo:font-size="10pt" fo:font-style="normal" fo:font-weight="normal" officeooo:rsid="004a1ab6" officeooo:paragraph-rsid="004a1ab6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text-position="0% 100%" style:font-name="Thorndale AMT1" fo:font-size="10pt" fo:font-style="normal" fo:font-weight="normal" officeooo:rsid="004a6b2b" officeooo:paragraph-rsid="004a1ab6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text-position="0% 100%" style:font-name="Thorndale AMT1" fo:font-size="10pt" fo:font-style="normal" fo:font-weight="normal" officeooo:rsid="004ed19f" officeooo:paragraph-rsid="004ed19f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text-position="0% 100%" style:font-name="Thorndale AMT1" fo:font-size="10pt" fo:font-style="normal" fo:font-weight="normal" officeooo:rsid="005089be" officeooo:paragraph-rsid="005089be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text-position="0% 100%" style:font-name="Thorndale AMT1" fo:font-size="10pt" fo:font-style="normal" fo:font-weight="normal" officeooo:rsid="005089be" officeooo:paragraph-rsid="005089be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text-position="0% 100%" style:font-name="Thorndale AMT1" fo:font-size="10pt" fo:font-style="normal" fo:font-weight="normal" officeooo:rsid="005089be" officeooo:paragraph-rsid="005089be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officeooo:paragraph-rsid="001fe91b"/>
    </style:style>
    <style:style style:name="P17" style:family="paragraph" style:parent-style-name="Standard">
      <style:paragraph-properties fo:text-align="start" style:justify-single-word="false"/>
      <style:text-properties officeooo:rsid="004ed19f" officeooo:paragraph-rsid="004ed19f"/>
    </style:style>
    <style:style style:name="P18" style:family="paragraph" style:parent-style-name="Standard" style:master-page-name="">
      <loext:graphic-properties draw:fill="none"/>
      <style:paragraph-properties fo:margin-left="4.099cm" fo:margin-right="0cm" fo:text-align="start" style:justify-single-word="false" fo:text-indent="0cm" style:auto-text-indent="false" style:page-number="auto"/>
      <style:text-properties fo:color="#000000" style:text-position="0% 100%" style:font-name="Thorndale AMT1" fo:font-size="10pt" fo:font-style="normal" fo:font-weight="normal" officeooo:rsid="005089be" officeooo:paragraph-rsid="005089be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text-position="0% 100%" style:font-name="Thorndale AMT1" fo:font-size="10pt" fo:font-style="normal" fo:font-weight="normal" officeooo:rsid="004e6f33" officeooo:paragraph-rsid="0049346b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text-position="0% 100%" style:font-name="Thorndale AMT1" fo:font-size="10pt" fo:font-style="normal" fo:font-weight="normal" officeooo:rsid="0051716b" officeooo:paragraph-rsid="0051716b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text-position="0% 100%" style:font-name="Thorndale AMT1" fo:font-size="10pt" fo:font-style="normal" fo:font-weight="normal" officeooo:rsid="0051716b" officeooo:paragraph-rsid="0051716b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Thorndale AMT1" fo:font-size="10pt" fo:font-style="normal" fo:font-weight="normal" officeooo:rsid="00556a60" officeooo:paragraph-rsid="00556a60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Thorndale AMT1" fo:font-size="10pt" fo:font-style="normal" fo:font-weight="normal" officeooo:rsid="00556a60" officeooo:paragraph-rsid="005705dc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Thorndale AMT1" fo:font-size="10pt" fo:font-style="normal" fo:font-weight="normal" officeooo:rsid="00556a60" officeooo:paragraph-rsid="00593291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style:font-name="Thorndale AMT1" fo:font-size="10pt" fo:font-style="normal" fo:font-weight="normal" officeooo:rsid="00556a60" officeooo:paragraph-rsid="00556a60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Thorndale AMT1" fo:font-size="10pt" fo:font-style="normal" fo:font-weight="normal" officeooo:rsid="00556a60" officeooo:paragraph-rsid="00556a60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fo:color="#000000" style:font-name="Thorndale AMT1" fo:font-size="10pt" fo:font-style="normal" fo:font-weight="normal" officeooo:rsid="005a93b4" officeooo:paragraph-rsid="005a93b4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fo:color="#000000" style:font-name="Thorndale AMT1" fo:font-size="10pt" fo:font-style="normal" fo:font-weight="normal" officeooo:rsid="005c16ac" officeooo:paragraph-rsid="005c16ac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Thorndale AMT1" fo:font-size="12pt" fo:font-style="italic" fo:font-weight="bold" officeooo:rsid="001fe91b" officeooo:paragraph-rsid="00555898" style:font-name-asian="Courier10 BT" style:font-size-asian="12pt" style:font-style-asian="italic" style:font-weight-asian="bold" style:font-name-complex="Courier10 BT" style:font-size-complex="12pt" style:font-style-complex="italic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text-position="super 58%" style:font-name="Thorndale AMT1" fo:font-size="10pt" fo:letter-spacing="normal" fo:font-style="normal" fo:font-weight="normal" officeooo:rsid="0039c7ba" officeooo:paragraph-rsid="00556a60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position="super 58%" style:font-name="Thorndale AMT1" fo:font-size="10pt" fo:letter-spacing="normal" fo:font-style="normal" fo:font-weight="normal" officeooo:rsid="0039c7ba" officeooo:paragraph-rsid="003a4b09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3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text-position="0% 100%" style:font-name="Thorndale AMT1" fo:font-size="10pt" fo:letter-spacing="normal" fo:font-style="normal" fo:font-weight="normal" officeooo:rsid="00556a60" officeooo:paragraph-rsid="00556a60" style:font-name-asian="Courier10 BT" style:font-size-asian="8.75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position="0% 100%" style:font-name="Thorndale AMT1" fo:font-size="10pt" fo:letter-spacing="normal" fo:font-style="normal" fo:font-weight="normal" officeooo:rsid="00556a60" officeooo:paragraph-rsid="00556a60" style:font-name-asian="Courier10 BT" style:font-size-asian="8.75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position="0% 100%" style:font-name="Thorndale AMT1" fo:font-size="10pt" fo:letter-spacing="normal" fo:font-style="normal" fo:font-weight="normal" officeooo:rsid="0039c7ba" officeooo:paragraph-rsid="003a4b09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position="0% 100%" style:font-name="Thorndale AMT1" fo:font-size="10pt" fo:letter-spacing="normal" fo:font-style="normal" fo:font-weight="normal" officeooo:rsid="00556a60" officeooo:paragraph-rsid="00593291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position="0% 100%" style:font-name="Thorndale AMT1" fo:font-size="12pt" fo:letter-spacing="normal" fo:font-style="italic" fo:font-weight="bold" officeooo:rsid="001fe91b" officeooo:paragraph-rsid="00556a60" style:font-name-asian="Courier10 BT" style:font-size-asian="12pt" style:font-style-asian="italic" style:font-weight-asian="bold" style:font-name-complex="Courier10 BT" style:font-size-complex="12pt" style:font-style-complex="italic" style:font-weight-complex="bold" fo:padding="0cm" fo:border="none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position="0% 100%" style:font-name="Thorndale AMT1" fo:font-size="12pt" fo:letter-spacing="normal" fo:font-style="italic" fo:font-weight="bold" officeooo:rsid="001fe91b" officeooo:paragraph-rsid="00593291" style:font-name-asian="Courier10 BT" style:font-size-asian="12pt" style:font-style-asian="italic" style:font-weight-asian="bold" style:font-name-complex="Courier10 BT" style:font-size-complex="12pt" style:font-style-complex="italic" style:font-weight-complex="bold" fo:padding="0cm" fo:border="none"/>
    </style:style>
    <style:style style:name="P38" style:family="paragraph" style:parent-style-name="Standard">
      <loext:graphic-properties draw:fill="none"/>
      <style:paragraph-properties fo:margin-left="4.099cm" fo:margin-right="0cm" fo:text-align="justify" style:justify-single-word="false" fo:text-indent="0cm" style:auto-text-indent="false"/>
      <style:text-properties fo:color="#000000" style:text-position="0% 100%" style:font-name="Thorndale AMT1" fo:font-size="10pt" fo:font-style="normal" fo:font-weight="normal" officeooo:rsid="005089be" officeooo:paragraph-rsid="005089be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39" style:family="paragraph" style:parent-style-name="Table_20_Contents">
      <style:paragraph-properties fo:text-align="justify" style:justify-single-word="false"/>
      <style:text-properties style:font-name="Thorndale AMT1" fo:font-size="10pt" officeooo:rsid="00556a60" officeooo:paragraph-rsid="00556a60" style:font-name-asian="Courier10 BT" style:font-size-asian="10pt" style:font-name-complex="Courier10 B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Thorndale AMT1" fo:font-size="10pt" officeooo:rsid="00556a60" officeooo:paragraph-rsid="005705dc" style:font-name-asian="Courier10 BT" style:font-size-asian="10pt" style:font-name-complex="Courier10 BT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style:font-name="Thorndale AMT1" fo:font-size="10pt" officeooo:rsid="00556a60" officeooo:paragraph-rsid="00593291" style:font-name-asian="Courier10 BT" style:font-size-asian="10pt" style:font-name-complex="Courier10 B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Thorndale AMT1" fo:font-size="10pt" officeooo:rsid="005705dc" officeooo:paragraph-rsid="005705dc" style:font-name-asian="Courier10 BT" style:font-size-asian="10pt" style:font-name-complex="Courier10 B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Thorndale AMT1" fo:font-size="10pt" officeooo:rsid="005705dc" officeooo:paragraph-rsid="00593291" style:font-name-asian="Courier10 BT" style:font-size-asian="10pt" style:font-name-complex="Courier10 B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Thorndale AMT1" fo:font-size="10pt" officeooo:rsid="00579ec5" officeooo:paragraph-rsid="00579ec5" style:font-name-asian="Courier10 BT" style:font-size-asian="10pt" style:font-name-complex="Courier10 B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Thorndale AMT1" fo:font-size="10pt" officeooo:rsid="00593291" officeooo:paragraph-rsid="00593291" style:font-name-asian="Courier10 BT" style:font-size-asian="10pt" style:font-name-complex="Courier10 BT" style:font-size-complex="10pt"/>
    </style:style>
    <style:style style:name="T1" style:family="text">
      <style:text-properties officeooo:rsid="000b3645"/>
    </style:style>
    <style:style style:name="T2" style:family="text">
      <style:text-properties fo:font-variant="normal" fo:text-transform="none" fo:letter-spacing="normal" fo:padding="0cm" fo:border="none"/>
    </style:style>
    <style:style style:name="T3" style:family="text">
      <style:text-properties fo:font-variant="normal" fo:text-transform="none" fo:letter-spacing="normal" officeooo:rsid="00480cf9" fo:padding="0cm" fo:border="none"/>
    </style:style>
    <style:style style:name="T4" style:family="text">
      <style:text-properties fo:font-variant="normal" fo:text-transform="none" fo:letter-spacing="normal" officeooo:rsid="0051716b" fo:padding="0cm" fo:border="none"/>
    </style:style>
    <style:style style:name="T5" style:family="text">
      <style:text-properties fo:font-variant="normal" fo:text-transform="none" fo:letter-spacing="normal" officeooo:rsid="005b5864" fo:padding="0cm" fo:border="none"/>
    </style:style>
    <style:style style:name="T6" style:family="text">
      <style:text-properties fo:font-variant="normal" fo:text-transform="none" style:text-position="super 58%" fo:letter-spacing="normal" officeooo:rsid="0051716b" fo:padding="0cm" fo:border="none"/>
    </style:style>
    <style:style style:name="T7" style:family="text">
      <style:text-properties fo:font-variant="normal" fo:text-transform="none" style:text-position="super 58%" fo:letter-spacing="normal" officeooo:rsid="0054cced" fo:padding="0cm" fo:border="none"/>
    </style:style>
    <style:style style:name="T8" style:family="text">
      <style:text-properties fo:font-variant="normal" fo:text-transform="none" style:text-position="0% 100%" fo:letter-spacing="normal" officeooo:rsid="0051716b" fo:padding="0cm" fo:border="none"/>
    </style:style>
    <style:style style:name="T9" style:family="text">
      <style:text-properties fo:color="#000000" style:text-position="0% 100%" style:font-name="Thorndale AMT1" fo:font-size="10pt" fo:font-style="normal" fo:font-weight="normal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10" style:family="text">
      <style:text-properties fo:color="#000000" style:text-position="0% 100%" style:font-name="Thorndale AMT1" fo:font-size="10pt" fo:font-style="normal" fo:font-weight="normal" officeooo:rsid="004e6f33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54cced"/>
    </style:style>
    <style:style style:name="T13" style:family="text">
      <style:text-properties style:text-position="super 58%" officeooo:rsid="00555898"/>
    </style:style>
    <style:style style:name="T14" style:family="text">
      <style:text-properties style:text-position="0% 100%"/>
    </style:style>
    <style:style style:name="T15" style:family="text">
      <style:text-properties officeooo:rsid="0034bccf"/>
    </style:style>
    <style:style style:name="T16" style:family="text">
      <style:text-properties officeooo:rsid="004ed19f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font-style="italic" officeooo:rsid="005357d0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5357d0" style:font-style-asian="italic" style:font-style-complex="italic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4e6f33"/>
    </style:style>
    <style:style style:name="T23" style:family="text">
      <style:text-properties officeooo:rsid="0051716b"/>
    </style:style>
    <style:style style:name="T24" style:family="text">
      <style:text-properties officeooo:rsid="0053216a"/>
    </style:style>
    <style:style style:name="T25" style:family="text">
      <style:text-properties officeooo:rsid="005357d0"/>
    </style:style>
    <style:style style:name="T26" style:family="text">
      <style:text-properties officeooo:rsid="00555898"/>
    </style:style>
    <style:style style:name="T27" style:family="text">
      <style:text-properties officeooo:rsid="005705dc"/>
    </style:style>
    <style:style style:name="T28" style:family="text">
      <style:text-properties officeooo:rsid="00579ec5"/>
    </style:style>
    <style:style style:name="T29" style:family="text">
      <style:text-properties officeooo:rsid="0059329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16">Kamil Kozłowski 189704 </text:p>
            <text:p text:style-name="P16">Bartłomiej Paszkowski 180658 </text:p>
          </table:table-cell>
          <table:table-cell office:value-type="string">
            <text:p text:style-name="P2">Rok akademicki 2014/15 </text:p>
            <text:p text:style-name="P2">środa, 08:30 </text:p>
          </table:table-cell>
        </table:table-row>
      </table:table>
      <text:p text:style-name="P1"/>
      <text:p text:style-name="P15">METODY <text:span text:style-name="T1">NUMERYCZNE – </text:span>LABORATORIUM</text:p>
      <text:p text:style-name="P14">Zadanie <text:span text:style-name="T24">4</text:span> – <text:span text:style-name="T16">całkowanie numeryczne za pomocą wzoru Simpsona oraz kwadratury Gaussa-Czebyszewa.</text:span></text:p>
      <text:p text:style-name="P3"/>
      <text:p text:style-name="P4">Opis rozwiązania</text:p>
      <text:p text:style-name="P10"><text:span text:style-name="T22">W</text:span><text:span text:style-name="T21">zór Simpsona</text:span>, używany przy całkowaniu Newtona-Cotesa, opiera się na połączeniu dwóch prostych założeń co do istoty całkowania: pierwsze z nich mówi, że pole całkowanej funkcja na danym obszarze powinno być obliczane jak pole trapezu, a drugie, że liczymy jej jak pole prostokąta:</text:p>
      <text:p text:style-name="P19"/>
      <text:p text:style-name="P7"><draw:frame draw:style-name="fr1" draw:name="Object1" text:anchor-type="as-char" svg:width="3.979cm" svg:height="1.61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>gdzie:</text:p>
      <text:p text:style-name="P38"><text:span text:style-name="T19">x</text:span><text:span text:style-name="T17">i</text:span>, <text:span text:style-name="T19">x</text:span><text:span text:style-name="T17">i+1</text:span> – początek i koniec przedziału na osi OX</text:p>
      <text:p text:style-name="P38"><text:span text:style-name="T19">h</text:span><text:span text:style-name="T17">i</text:span> – długość tego przedziału <text:span text:style-name="T25">(w naszym programie </text:span><text:span text:style-name="T20">h</text:span><text:span text:style-name="T18">i</text:span><text:span text:style-name="T25"> początkowo wynosi 1/10 długości pełnego <text:tab/>przedziału [a,b], i z każdą iteracją zmniejsza się o połowę).</text:span></text:p>
      <text:p text:style-name="P17"><text:span text:style-name="T10">W</text:span><text:span text:style-name="T9">e wzorze Simpsona łączymy dwa powyższe wzory w następujący sposób</text:span></text:p>
      <text:p text:style-name="P8"><draw:frame draw:style-name="fr1" draw:name="Object2" text:anchor-type="as-char" svg:width="6.63cm" svg:height="2.08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12"><text:span text:style-name="T21">Kwadratura Gaussa</text:span> to metoda całkowania numerycznego polegająca na takim wyborze wag <text:span text:style-name="T19">w</text:span><text:span text:style-name="T17">i</text:span> oraz węzłów interpolacji <text:span text:style-name="T19">t</text:span><text:span text:style-name="T17">i</text:span>, aby następujące przybliżenie:</text:p>
      <text:p text:style-name="P11"><draw:frame draw:style-name="fr1" draw:name="Object3" text:anchor-type="as-char" svg:width="4.821cm" svg:height="1.198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3">było jak najdokładniejsze. W naszym przypadku wyboru dokonamy za pomocą przekształcenia do wielomianów Czebyszewa. Są one ortogonalne dla przedziału [-1,1], więc to w tym przedziale dokonujemy całkowania. <text:span text:style-name="T23">Dla wielomianów Czebyszewa pierwszego rodzaju, zachodzą następujące równości:</text:span></text:p>
      <text:p text:style-name="P11"><draw:frame draw:style-name="fr1" draw:name="Object4" text:anchor-type="as-char" svg:width="3.281cm" svg:height="2.036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>a więc ostateczny wzór na całkę z charakterystyczną dla wielomianów Czebyszewa wagą (1-x<text:span text:style-name="T11">2</text:span><text:span text:style-name="T14">)</text:span><text:span text:style-name="T11">-1/</text:span><text:span text:style-name="T12">2</text:span><text:span text:style-name="T14"> wygląda następująco:</text:span></text:p>
      <text:p text:style-name="P20"><draw:frame draw:style-name="fr1" draw:name="Object5" text:anchor-type="as-char" svg:width="6.084cm" svg:height="1.22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1"/>
      <text:p text:style-name="P5">Wyniki:</text:p>
      <text:p text:style-name="P29">Przykład <text:span text:style-name="T15">1:</text:span> <text:span text:style-name="T26">f(x) = sin(x), x ze zbioru [0, π], wzór Simpsona, bez wagi:</text:span></text:p>
      <text:p text:style-name="P26">Rozwiązanie analityczne:</text:p>
      <text:p text:style-name="P25"><draw:frame draw:style-name="fr1" draw:name="Object6" text:anchor-type="as-char" svg:width="2.409cm" svg:height="1.198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2">Rozwiązanie numeryczne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9">Dokładność</text:p>
          </table:table-cell>
          <table:table-cell table:style-name="Table1.A1" office:value-type="string">
            <text:p text:style-name="P39">Liczba iteracji</text:p>
          </table:table-cell>
          <table:table-cell table:style-name="Table1.C1" office:value-type="string">
            <text:p text:style-name="P39">Wynik</text:p>
          </table:table-cell>
        </table:table-row>
        <table:table-row>
          <table:table-cell table:style-name="Table1.A2" office:value-type="string">
            <text:p text:style-name="P39">0.1</text:p>
          </table:table-cell>
          <table:table-cell table:style-name="Table1.A2" office:value-type="string">
            <text:p text:style-name="P39">1</text:p>
          </table:table-cell>
          <table:table-cell table:style-name="Table1.C2" office:value-type="string">
            <text:p text:style-name="P39">1.97541</text:p>
          </table:table-cell>
        </table:table-row>
        <table:table-row>
          <table:table-cell table:style-name="Table1.A2" office:value-type="string">
            <text:p text:style-name="P39">0.0001</text:p>
          </table:table-cell>
          <table:table-cell table:style-name="Table1.A2" office:value-type="string">
            <text:p text:style-name="P39">5</text:p>
          </table:table-cell>
          <table:table-cell table:style-name="Table1.C2" office:value-type="string">
            <text:p text:style-name="P39">1.99998</text:p>
          </table:table-cell>
        </table:table-row>
        <table:table-row>
          <table:table-cell table:style-name="Table1.A2" office:value-type="string">
            <text:p text:style-name="P39">0.00001</text:p>
          </table:table-cell>
          <table:table-cell table:style-name="Table1.A2" office:value-type="string">
            <text:p text:style-name="P39">7</text:p>
          </table:table-cell>
          <table:table-cell table:style-name="Table1.C2" office:value-type="string">
            <text:p text:style-name="P39">2</text:p>
          </table:table-cell>
        </table:table-row>
      </table:table>
      <text:p text:style-name="P22"/>
      <text:p text:style-name="P31"/>
      <text:p text:style-name="P36">Przykład <text:span text:style-name="T29">2:</text:span> <text:span text:style-name="T26">f(x) = 2</text:span><text:span text:style-name="T13">x,</text:span><text:span text:style-name="T26"> x ze zbioru [-1, 1], z wagą:</text:span></text:p>
      <text:p text:style-name="P33">Wykonywane działanie:</text:p>
      <text:p text:style-name="P32"><draw:frame draw:style-name="fr1" draw:name="Object7" text:anchor-type="as-char" svg:width="2.15cm" svg:height="1.238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3"><text:soft-page-break/><text:span text:style-name="T27">Kwadratura Gaussa-Czebyszewa</text:span> 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2">Liczba węzłów</text:p>
          </table:table-cell>
          <table:table-cell table:style-name="Table3.B1" office:value-type="string">
            <text:p text:style-name="P40">Wynik</text:p>
          </table:table-cell>
        </table:table-row>
        <table:table-row>
          <table:table-cell table:style-name="Table3.A2" office:value-type="string">
            <text:p text:style-name="P42">2</text:p>
          </table:table-cell>
          <table:table-cell table:style-name="Table3.B2" office:value-type="string">
            <text:p text:style-name="P42">3.52655</text:p>
          </table:table-cell>
        </table:table-row>
        <table:table-row>
          <table:table-cell table:style-name="Table3.A2" office:value-type="string">
            <text:p text:style-name="P42">3</text:p>
          </table:table-cell>
          <table:table-cell table:style-name="Table3.B2" office:value-type="string">
            <text:p text:style-name="P42">3.53041</text:p>
          </table:table-cell>
        </table:table-row>
        <table:table-row>
          <table:table-cell table:style-name="Table3.A2" office:value-type="string">
            <text:p text:style-name="P42">4</text:p>
          </table:table-cell>
          <table:table-cell table:style-name="Table3.B2" office:value-type="string">
            <text:p text:style-name="P42">3.53042</text:p>
          </table:table-cell>
        </table:table-row>
        <table:table-row>
          <table:table-cell table:style-name="Table3.A2" office:value-type="string">
            <text:p text:style-name="P42">5</text:p>
          </table:table-cell>
          <table:table-cell table:style-name="Table3.B2" office:value-type="string">
            <text:p text:style-name="P42">3.53042</text:p>
          </table:table-cell>
        </table:table-row>
      </table:table>
      <text:p text:style-name="P23"/>
      <text:p text:style-name="P22">Wzór Simpsona (z użyciem granicy)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9">Dokładność</text:p>
          </table:table-cell>
          <table:table-cell table:style-name="Table2.A1" office:value-type="string">
            <text:p text:style-name="P39">Liczba iteracji</text:p>
          </table:table-cell>
          <table:table-cell table:style-name="Table2.C1" office:value-type="string">
            <text:p text:style-name="P39">Wynik</text:p>
          </table:table-cell>
        </table:table-row>
        <table:table-row>
          <table:table-cell table:style-name="Table2.A2" office:value-type="string">
            <text:p text:style-name="P39">0.1</text:p>
          </table:table-cell>
          <table:table-cell table:style-name="Table2.A2" office:value-type="string">
            <text:p text:style-name="P39">1<text:span text:style-name="T28">0</text:span></text:p>
          </table:table-cell>
          <table:table-cell table:style-name="Table2.C2" office:value-type="string">
            <text:p text:style-name="P44">3.90054</text:p>
          </table:table-cell>
        </table:table-row>
        <table:table-row>
          <table:table-cell table:style-name="Table2.A2" office:value-type="string">
            <text:p text:style-name="P39">0.001</text:p>
          </table:table-cell>
          <table:table-cell table:style-name="Table2.A2" office:value-type="string">
            <text:p text:style-name="P44">18</text:p>
          </table:table-cell>
          <table:table-cell table:style-name="Table2.C2" office:value-type="string">
            <text:p text:style-name="P44">3.52917</text:p>
          </table:table-cell>
        </table:table-row>
      </table:table>
      <text:p text:style-name="P30"/>
      <text:p text:style-name="P34"/>
      <text:p text:style-name="P37">Przykład <text:span text:style-name="T29">3:</text:span> <text:span text:style-name="T26">f(x) = sin((x-1)*π/2), x ze zbioru [-1, 1], z wagą:</text:span></text:p>
      <text:p text:style-name="P24"><text:span text:style-name="T29">Wzór Simpsona</text:span>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1">Dokładność</text:p>
          </table:table-cell>
          <table:table-cell table:style-name="Table4.A1" office:value-type="string">
            <text:p text:style-name="P41">Liczba iteracji</text:p>
          </table:table-cell>
          <table:table-cell table:style-name="Table4.C1" office:value-type="string">
            <text:p text:style-name="P41">Wynik</text:p>
          </table:table-cell>
        </table:table-row>
        <table:table-row>
          <table:table-cell table:style-name="Table4.A2" office:value-type="string">
            <text:p text:style-name="P41">0.1</text:p>
          </table:table-cell>
          <table:table-cell table:style-name="Table4.A2" office:value-type="string">
            <text:p text:style-name="P41">1</text:p>
          </table:table-cell>
          <table:table-cell table:style-name="Table4.C2" office:value-type="string">
            <text:p text:style-name="P41">1.<text:span text:style-name="T29">43832</text:span></text:p>
          </table:table-cell>
        </table:table-row>
        <table:table-row>
          <table:table-cell table:style-name="Table4.A2" office:value-type="string">
            <text:p text:style-name="P41">0.001</text:p>
          </table:table-cell>
          <table:table-cell table:style-name="Table4.A2" office:value-type="string">
            <text:p text:style-name="P41">5</text:p>
          </table:table-cell>
          <table:table-cell table:style-name="Table4.C2" office:value-type="string">
            <text:p text:style-name="P45">1.48215</text:p>
          </table:table-cell>
        </table:table-row>
        <table:table-row>
          <table:table-cell table:style-name="Table4.A2" office:value-type="string">
            <text:p text:style-name="P41">0.00<text:span text:style-name="T29">0</text:span>001</text:p>
          </table:table-cell>
          <table:table-cell table:style-name="Table4.A2" office:value-type="string">
            <text:p text:style-name="P45">13</text:p>
          </table:table-cell>
          <table:table-cell table:style-name="Table4.C2" office:value-type="string">
            <text:p text:style-name="P45">1.48284</text:p>
          </table:table-cell>
        </table:table-row>
        <table:table-row>
          <table:table-cell table:style-name="Table4.A2" office:value-type="string">
            <text:p text:style-name="P45">0.000000001</text:p>
          </table:table-cell>
          <table:table-cell table:style-name="Table4.A2" office:value-type="string">
            <text:p text:style-name="P45">19</text:p>
          </table:table-cell>
          <table:table-cell table:style-name="Table4.C2" office:value-type="string">
            <text:p text:style-name="P45">1.48284</text:p>
          </table:table-cell>
        </table:table-row>
      </table:table>
      <text:p text:style-name="P35"/>
      <text:p text:style-name="P24"><text:span text:style-name="T27">Kwadratura Gaussa-Czebyszewa</text:span> 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3">Liczba węzłów</text:p>
          </table:table-cell>
          <table:table-cell table:style-name="Table5.B1" office:value-type="string">
            <text:p text:style-name="P41">Wynik</text:p>
          </table:table-cell>
        </table:table-row>
        <table:table-row>
          <table:table-cell table:style-name="Table5.A2" office:value-type="string">
            <text:p text:style-name="P43">2</text:p>
          </table:table-cell>
          <table:table-cell table:style-name="Table5.B2" office:value-type="string">
            <text:p text:style-name="P45">1.39492</text:p>
          </table:table-cell>
        </table:table-row>
        <table:table-row>
          <table:table-cell table:style-name="Table5.A2" office:value-type="string">
            <text:p text:style-name="P43">3</text:p>
          </table:table-cell>
          <table:table-cell table:style-name="Table5.B2" office:value-type="string">
            <text:p text:style-name="P45">1.48471</text:p>
          </table:table-cell>
        </table:table-row>
        <table:table-row>
          <table:table-cell table:style-name="Table5.A2" office:value-type="string">
            <text:p text:style-name="P43">4</text:p>
          </table:table-cell>
          <table:table-cell table:style-name="Table5.B2" office:value-type="string">
            <text:p text:style-name="P45">1.48281</text:p>
          </table:table-cell>
        </table:table-row>
        <table:table-row>
          <table:table-cell table:style-name="Table5.A2" office:value-type="string">
            <text:p text:style-name="P43">5</text:p>
          </table:table-cell>
          <table:table-cell table:style-name="Table5.B2" office:value-type="string">
            <text:p text:style-name="P45">1.48284</text:p>
          </table:table-cell>
        </table:table-row>
      </table:table>
      <text:p text:style-name="P35"/>
      <text:p text:style-name="P34"/>
      <text:p text:style-name="P5">Wnioski</text:p>
      <text:list xml:id="list7648918284309921941" text:style-name="L1">
        <text:list-item>
          <text:p text:style-name="P27"><text:span text:style-name="T3">M</text:span><text:span text:style-name="T2">nożenie funkcji przez wagę </text:span><text:span text:style-name="T4">(1-x</text:span><text:span text:style-name="T6">2</text:span><text:span text:style-name="T8">)</text:span><text:span text:style-name="T6">-1/</text:span><text:span text:style-name="T7">2</text:span><text:span text:style-name="T2"> powoduje wystąpienie osobliwości w punktach {-1, 1}. Dlatego kwadratura Newtona-Cotesa musi zostać wykonana za pomocą granicy. Metoda Gaussa-Czebyszewa obchodzi ten wymóg, gdyż działa na pojedynczych węzłach i na ich podstawie wylicza pole pod wykresem funkcji, bez konieczności zbliżania się do krawędzi przedziału.</text:span></text:p>
        </text:list-item>
        <text:list-item>
          <text:p text:style-name="P27"><text:span text:style-name="T2">Wzór Simpsona jest bardzo prosty i dokładny, znakomicie radzi sobie z całkowaniem funkcji bez osobliwości (przykład 1). Jednak obliczenie całki dla funkcji, która osiąga nieskończoność w punktach {-1, 1}, tak jak w przykładzie 2, nawet z użyciem granicy sprawia metodzie Newtona-Cotessa ogromne problemy, o czym świadczy liczba </text:span><text:span text:style-name="T5">wykonanych </text:span><text:span text:style-name="T2">iteracji.</text:span></text:p>
        </text:list-item>
        <text:list-item>
          <text:p text:style-name="P28"><text:span text:style-name="T2">Kwadratura Gaussa-Czebyszewa w podanych przykładach jest na tyle dokładna, by przy 4-5 węzłach osiągać dokładność, do której metoda Newtona-Cotesa potrzebuje kilkunastu iteracji z ciągłym zwiększaniem dokładności całkowania. Umiejętne używanie kwadratury Gaussa-Czebyszewa może przynieść ogromne oszczędności w czasie obliczeń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arial" svg:font-family="arial, sans-serif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date>2015-04-28T21:31:15.103000000</dc:date>
    <dc:language>pl-PL</dc:language>
    <meta:editing-cycles>76</meta:editing-cycles>
    <meta:editing-duration>PT4H47M45S</meta:editing-duration>
    <meta:document-statistic meta:table-count="6" meta:image-count="0" meta:object-count="7" meta:page-count="2" meta:paragraph-count="93" meta:word-count="438" meta:character-count="3045" meta:non-whitespace-character-count="268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i>I</mi>
                <mi mathvariant="italic">Ti</mi>
              </msub>
              <mo stretchy="false">=</mo>
              <msub>
                <mi>h</mi>
                <mi>i</mi>
              </msub>
            </mrow>
            <mrow>
              <mo fence="true" stretchy="false">(</mo>
              <mrow>
                <mfrac>
                  <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  <mo stretchy="false">+</mo>
                      <mi>f</mi>
                    </mrow>
                    <mrow>
                      <mo fence="true" stretchy="false">(</mo>
                      <mrow>
                        <msub>
                          <mi>x</mi>
                          <mrow>
                            <mi>i</mi>
                            <mo stretchy="false">+</mo>
                            <mn>1</mn>
                          </mrow>
                        </msub>
                      </mrow>
                      <mo fence="true" stretchy="false">)</mo>
                    </mrow>
                  </mrow>
                  <mn>2</mn>
                </mfrac>
              </mrow>
              <mo fence="true" stretchy="false">)</mo>
            </mrow>
          </mrow>
        </mtd>
      </mtr>
      <mtr>
        <mtd columnalign="left">
          <mrow>
            <mrow>
              <msub>
                <mi>I</mi>
                <mi mathvariant="italic">Pi</mi>
              </msub>
              <mo stretchy="false">=</mo>
              <mrow>
                <msub>
                  <mi>h</mi>
                  <mi>i</mi>
                </msub>
                <mo stretchy="false">∗</mo>
                <mi>f</mi>
              </mrow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td>
      </mtr>
    </mtable>
    <annotation encoding="StarMath 5.0">I_Ti = h_i  ({f(x_i)+f(x_{i+1})} over 2)
newline
alignl I_Pi = h_i * f(x_i)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row>
              <msub>
                <mi>I</mi>
                <mi mathvariant="italic">Si</mi>
              </msub>
              <mo stretchy="false">=</mo>
              <mfrac>
                <mn>2</mn>
                <mn>3</mn>
              </mfrac>
            </mrow>
            <mrow>
              <msub>
                <mi>I</mi>
                <mi mathvariant="italic">Pi</mi>
              </msub>
              <mo stretchy="false">+</mo>
              <mfrac>
                <mn>1</mn>
                <mn>3</mn>
              </mfrac>
            </mrow>
            <msub>
              <mi>I</mi>
              <mi mathvariant="italic">Ti</mi>
            </msub>
          </mrow>
        </mtd>
      </mtr>
      <mtr>
        <mtd>
          <mrow>
            <mrow>
              <msub>
                <mi>I</mi>
                <mi mathvariant="italic">Si</mi>
              </msub>
              <mo stretchy="false">=</mo>
              <mfrac>
                <mn>1</mn>
                <mn>3</mn>
              </mfrac>
            </mrow>
            <msub>
              <mi>h</mi>
              <mi>i</mi>
            </msub>
            <mrow>
              <mo fence="true" stretchy="false">(</mo>
              <mrow>
                <mrow>
                  <mi>f</mi>
                  <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  <mo stretchy="false">+</mo>
                    <mn>4</mn>
                  </mrow>
                  <mi>f</mi>
                  <mrow>
                    <mrow>
                      <mo fence="true" stretchy="false">(</mo>
                      <mrow>
                        <mfrac>
                          <mrow>
                            <msub>
                              <mi>x</mi>
                              <mi>i</mi>
                            </msub>
                            <mo stretchy="false">+</mo>
                            <msub>
                              <mi>x</mi>
                              <mrow>
                                <mi>i</mi>
                                <mo stretchy="false">+</mo>
                                <mn>1</mn>
                              </mrow>
                            </msub>
                          </mrow>
                          <mn>2</mn>
                        </mfrac>
                      </mrow>
                      <mo fence="true" stretchy="false">)</mo>
                    </mrow>
                    <mo stretchy="false">+</mo>
                    <mi>f</mi>
                  </mrow>
                  <mrow>
                    <mo fence="true" stretchy="false">(</mo>
                    <mrow>
                      <msub>
                        <mi>x</mi>
                        <mrow>
                          <mi>i</mi>
                          <mo stretchy="false">+</mo>
                          <mn>1</mn>
                        </mrow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alignl I_Si = 2 over 3 I_Pi + 1 over 3 I_Ti newline
I_Si = 1 over 3 h_i ( f(x_i) + 4f( {x_i + x_{i+1}} over 2) + f(x_{i+1}) )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≈</mo>
        <mrow>
          <munderover>
            <mo stretchy="false">∫</mo>
            <mi>a</mi>
            <mi>b</mi>
          </munderover>
          <mi>w</mi>
        </mrow>
      </mrow>
      <mrow>
        <mo fence="true" stretchy="false">(</mo>
        <mrow>
          <mi>x</mi>
        </mrow>
        <mo fence="true" stretchy="false">)</mo>
      </mrow>
      <mi>f</mi>
      <mrow>
        <mo fence="true" stretchy="false">(</mo>
        <mrow>
          <mi>x</mi>
        </mrow>
        <mo fence="true" stretchy="false">)</mo>
      </mrow>
      <mi mathvariant="italic">dx</mi>
    </mrow>
    <annotation encoding="StarMath 5.0">sum from i=1 to n w_i f( t_i ) approx int from a to b w( x ) f( x ) dx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sub>
                <mi>t</mi>
                <mi>i</mi>
              </msub>
              <mo stretchy="false">=</mo>
              <mi>cos</mi>
            </mrow>
            <mrow>
              <mo fence="true" stretchy="false">[</mo>
              <mrow>
                <mfrac>
                  <mrow>
                    <mrow>
                      <mo fence="true" stretchy="false">(</mo>
                      <mrow>
                        <mrow>
                          <mn>2</mn>
                          <mrow>
                            <mi>i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i>π</mi>
                  </mrow>
                  <mrow>
                    <mn>2</mn>
                    <mi>n</mi>
                  </mrow>
                </mfrac>
              </mrow>
              <mo fence="true" stretchy="false">]</mo>
            </mrow>
          </mrow>
        </mtd>
      </mtr>
      <mtr>
        <mtd columnalign="left">
          <mrow>
            <msub>
              <mi>w</mi>
              <mi>i</mi>
            </msub>
            <mo stretchy="false">=</mo>
            <mfrac>
              <mi>π</mi>
              <mi>n</mi>
            </mfrac>
          </mrow>
        </mtd>
      </mtr>
    </mtable>
    <annotation encoding="StarMath 5.0">t_i = cos[ {(2i-1)π} over {2n} ] newline
alignl w_i = π over n</annotation>
  </semantics>
</math>
</file>

<file path=Object 5/content.xml><?xml version="1.0" encoding="utf-8"?>
<math xmlns="http://www.w3.org/1998/Math/MathML" display="block">
  <semantics>
    <mrow>
      <mrow>
        <mrow>
          <munderover>
            <mo stretchy="false">∫</mo>
            <mrow>
              <mo stretchy="false">−</mo>
              <mn>1</mn>
            </mrow>
            <mn>1</mn>
          </munderover>
          <mfrac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  <mi mathvariant="italic">dx</mi>
            </mrow>
            <msqrt>
              <mrow>
                <mn>1</mn>
                <mo stretchy="false">−</mo>
                <msup>
                  <mi>x</mi>
                  <mn>2</mn>
                </msup>
              </mrow>
            </msqrt>
          </mfrac>
        </mrow>
        <mo stretchy="false">=</mo>
        <mfrac>
          <mi>π</mi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i>f</mi>
      </mrow>
      <mrow>
        <mo fence="true" stretchy="false">[</mo>
        <mrow>
          <mrow>
            <mi>cos</mi>
            <mrow>
              <mo fence="true" stretchy="false">(</mo>
              <mrow>
                <mrow>
                  <mfrac>
                    <mrow>
                      <mn>2</mn>
                      <mrow>
                        <mi>k</mi>
                        <mo stretchy="false">−</mo>
                        <mn>1</mn>
                      </mrow>
                    </mrow>
                    <mrow>
                      <mn>2</mn>
                      <mi>n</mi>
                    </mrow>
                  </mfrac>
                  <mi>π</mi>
                </mrow>
              </mrow>
              <mo fence="true" stretchy="false">)</mo>
            </mrow>
          </mrow>
        </mrow>
        <mo fence="true" stretchy="false">]</mo>
      </mrow>
    </mrow>
    <annotation encoding="StarMath 5.0"> int from -1 to 1 {{f( x ) dx} over sqrt{1-x^2}} = π over n sum from k=1 to n f[ cos( {2k-1} over {2n}π ) ] </annotation>
  </semantics>
</math>
</file>

<file path=Object 6/content.xml><?xml version="1.0" encoding="utf-8"?>
<math xmlns="http://www.w3.org/1998/Math/MathML" display="block">
  <semantics>
    <mrow>
      <mrow>
        <munderover>
          <mo stretchy="false">∫</mo>
          <mn>0</mn>
          <mi>π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n>2</mn>
      </mrow>
    </mrow>
    <annotation encoding="StarMath 5.0"> int from 0 to π f( x ) dx = 2</annotation>
  </semantics>
</math>
</file>

<file path=Object 7/content.xml><?xml version="1.0" encoding="utf-8"?>
<math xmlns="http://www.w3.org/1998/Math/MathML" display="block">
  <semantics>
    <mrow>
      <munderover>
        <mo stretchy="false">∫</mo>
        <mrow>
          <mo stretchy="false">−</mo>
          <mn>1</mn>
        </mrow>
        <mn>1</mn>
      </munderover>
      <mfrac>
        <mrow>
          <msup>
            <mn>2</mn>
            <mi>x</mi>
          </msup>
          <mi mathvariant="italic">dx</mi>
        </mrow>
        <msqrt>
          <mrow>
            <mo fence="true" stretchy="false">(</mo>
            <mrow>
              <mrow>
                <mn>1</mn>
                <mo stretchy="false">−</mo>
                <msup>
                  <mi>x</mi>
                  <mn>2</mn>
                </msup>
              </mrow>
            </mrow>
            <mo fence="true" stretchy="false">)</mo>
          </mrow>
        </msqrt>
      </mfrac>
    </mrow>
    <annotation encoding="StarMath 5.0"> int from -1 to 1 {{2^x dx} over sqrt(1-x^2)}</annotation>
  </semantics>
</math>
</file>